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Courier New" fo:font-size="10pt" officeooo:rsid="0001f0fe" officeooo:paragraph-rsid="0001f0fe" style:font-size-asian="10pt" style:font-size-complex="10pt"/>
    </style:style>
    <style:style style:name="P2" style:family="paragraph" style:parent-style-name="Standard">
      <style:text-properties style:font-name="Courier New" fo:font-size="10pt" fo:font-weight="bold" officeooo:rsid="0001f0fe" officeooo:paragraph-rsid="0001f0fe" style:font-size-asian="10pt" style:font-weight-asian="bold" style:font-size-complex="10pt" style:font-weight-complex="bold"/>
    </style:style>
    <style:style style:name="P3" style:family="paragraph" style:parent-style-name="Standard">
      <style:text-properties style:font-name="Courier New" fo:font-size="10pt" officeooo:rsid="0002a743" officeooo:paragraph-rsid="0002a743" style:font-size-asian="10pt" style:font-size-complex="10pt"/>
    </style:style>
    <style:style style:name="P4" style:family="paragraph" style:parent-style-name="Standard">
      <style:text-properties style:font-name="Courier New" fo:font-size="10pt" style:text-underline-style="none" officeooo:rsid="0002a743" officeooo:paragraph-rsid="0002a743" style:font-size-asian="10pt" style:font-size-complex="10pt"/>
    </style:style>
    <style:style style:name="P5" style:family="paragraph" style:parent-style-name="Standard">
      <style:text-properties style:font-name="Courier New" fo:font-size="10pt" fo:font-weight="bold" officeooo:rsid="0002a743" officeooo:paragraph-rsid="0002a743" style:font-size-asian="10pt" style:font-weight-asian="bold" style:font-size-complex="10pt" style:font-weight-complex="bold"/>
    </style:style>
    <style:style style:name="P6" style:family="paragraph" style:parent-style-name="Standard">
      <style:text-properties officeooo:rsid="0002a743" officeooo:paragraph-rsid="0002a743"/>
    </style:style>
    <style:style style:name="P7" style:family="paragraph" style:parent-style-name="Standard">
      <style:text-properties style:font-name="Courier New" fo:font-size="10pt" officeooo:rsid="00037a79" officeooo:paragraph-rsid="0002a743" style:font-size-asian="8.75pt" style:font-size-complex="10pt"/>
    </style:style>
    <style:style style:name="P8" style:family="paragraph" style:parent-style-name="Standard">
      <style:text-properties officeooo:rsid="0001f0fe" officeooo:paragraph-rsid="0001f0fe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dotted" style:text-underline-width="auto" style:text-underline-color="font-color"/>
    </style:style>
    <style:style style:name="T4" style:family="text">
      <style:text-properties officeooo:rsid="00037a79"/>
    </style:style>
    <style:style style:name="T5" style:family="text">
      <style:text-properties style:font-name="Courier New" fo:font-size="10pt" officeooo:rsid="00037a79" style:font-size-asian="8.75pt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ctividad 4.4</text:p>
      <text:p text:style-name="P1">Jhonal Roca</text:p>
      <text:p text:style-name="P1">Bases de Datos <text:s/>- Modelo Relacional</text:p>
      <text:p text:style-name="P1"/>
      <text:p text:style-name="P2"/>
      <text:p text:style-name="P2">Ejercicio 1:</text:p>
      <text:p text:style-name="P1"/>
      <text:p text:style-name="P1">Arbitro (<text:span text:style-name="T1">#id</text:span>, <text:span text:style-name="T2">nColegiado</text:span>, nombre)</text:p>
      <text:p text:style-name="P1"/>
      <text:p text:style-name="P1">Partidos (<text:span text:style-name="T1">#id</text:span>, fecha, observaciones, <text:span text:style-name="T3">id_arbitro</text:span>)</text:p>
      <text:p text:style-name="P1"><text:tab/>id_arbitro → Arbitro (MC:BC)</text:p>
      <text:p text:style-name="P1"/>
      <text:p text:style-name="P1"/>
      <text:p text:style-name="P2">Ejercicio 2:</text:p>
      <text:p text:style-name="P1"/>
      <text:p text:style-name="P1">Habitante (<text:span text:style-name="T1">#id</text:span>, <text:span text:style-name="T2">dni</text:span>, nombre)</text:p>
      <text:p text:style-name="P1"/>
      <text:p text:style-name="P1">Pasaporte (<text:span text:style-name="T1">#id</text:span>, <text:span text:style-name="T2">numero</text:span>, expedicion)</text:p>
      <text:p text:style-name="P1"/>
      <text:p text:style-name="P1">DisponeHab (<text:span text:style-name="T1">#id_habitante</text:span>, <text:span text:style-name="T3">id_pasaporte</text:span>, fechEmision, fechCaducidad)</text:p>
      <text:p text:style-name="P1"><text:tab/><text:span text:style-name="T4">id_habitante → Habitante(MC:BR)</text:span></text:p>
      <text:p text:style-name="P1"><text:tab/><text:span text:style-name="T4">id_pasaporte → Pasaporte (MC:BR)</text:span></text:p>
      <text:p text:style-name="P1"/>
      <text:p text:style-name="P1"/>
      <text:p text:style-name="P2">Ejercicio 3:</text:p>
      <text:p text:style-name="P1"/>
      <text:p text:style-name="P3">Judagor (<text:span text:style-name="T1">#id</text:span>, nombre)</text:p>
      <text:p text:style-name="P3"/>
      <text:p text:style-name="P3">Equipo (<text:span text:style-name="T1">#id</text:span>, nombre, <text:span text:style-name="T3">id_jugador</text:span>, fecha)</text:p>
      <text:p text:style-name="P3"><text:tab/>id_jugador → Jugador (MC:BC)</text:p>
      <text:p text:style-name="P3"/>
      <text:p text:style-name="P4"/>
      <text:p text:style-name="P5">Ejercicio 4:</text:p>
      <text:p text:style-name="P3"/>
      <text:p text:style-name="P3">Localidad (<text:span text:style-name="T1">#id</text:span>, nombre, habitantes)</text:p>
      <text:p text:style-name="P3"/>
      <text:p text:style-name="P3">Alcalde (<text:span text:style-name="T1">#id</text:span>, <text:span text:style-name="T2">dni</text:span>, nombre, <text:span text:style-name="T3">id_localidad</text:span>, fecha)</text:p>
      <text:p text:style-name="P3"><text:tab/>id_localidad → Localidad (MC:BC)</text:p>
      <text:p text:style-name="P3"/>
      <text:p text:style-name="P3"/>
      <text:p text:style-name="P5">Ejercicio 5:</text:p>
      <text:p text:style-name="P3"/>
      <text:p text:style-name="P3">Usuario (<text:span text:style-name="T1">#id</text:span>, <text:span text:style-name="T2">email</text:span>, nombre)</text:p>
      <text:p text:style-name="P3"/>
      <text:p text:style-name="P3">EsAmigoPref (<text:span text:style-name="T1">#id_usuario</text:span>, <text:span text:style-name="T3">id_amigoPrefe</text:span>)</text:p>
      <text:p text:style-name="P6"><text:tab/><text:span text:style-name="T5">id_usuario → Usuario (MC:BR)</text:span></text:p>
      <text:p text:style-name="P7"><text:tab/>id_amigoPrefe → Usuario(MC:BR)</text:p>
      <text:p text:style-name="P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19T09:54:59.178496100</meta:creation-date>
    <dc:date>2025-11-19T10:23:25.511733300</dc:date>
    <meta:editing-duration>PT2M40S</meta:editing-duration>
    <meta:editing-cycles>1</meta:editing-cycles>
    <meta:document-statistic meta:table-count="0" meta:image-count="0" meta:object-count="0" meta:page-count="1" meta:paragraph-count="26" meta:word-count="93" meta:character-count="757" meta:non-whitespace-character-count="682"/>
    <meta:generator>LibreOffice/25.8.2.2$Windows_X86_64 LibreOffice_project/d401f2107ccab8f924a8e2df40f573aab7605b6f</meta:generator>
  </office:meta>
</office:document-meta>
</file>